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25-10-27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25-03-0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24-10-2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24-02-2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23-10-2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23-08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23-02-28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22-03-0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21-11-02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21-03-0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20-10-2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20-03-0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9-11-0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9-02-26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8-11-1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8-08-2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8-03-0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7-10-31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7-08-1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7-03-0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6-11-0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6-06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6-03-0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5-03-2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4-12-22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4-09-1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3-12-23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3-06-24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3-03-22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2-09-2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2-06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2-03-2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1-12-1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1-03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0-12-1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0-06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10-03-1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09-12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09-09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657</text:p>
          </table:table-cell>
          <table:table-cell office:value-type="string" calcext:value-type="string">
            <text:p>23S/32.50E-24ABC</text:p>
          </table:table-cell>
          <table:table-cell office:value-type="string" calcext:value-type="string">
            <text:p>2009-06-24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